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TxManagerConfig.txManage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TransactionManagementTests.transactionalEventListenerRegisteredProper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entEnableTxConfig.som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verCondition.matches( ConditionContext context , AnnotatedTypeMetadata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EnableTxConfig.som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TransactionManagementTests.txManagerIsResolvedOnInvocationOfTransactional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ransactionalTestService.save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alTestBean.saveQualifiedFooWithAttributeAli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ableTransactionManagementTests.spr14322FindsOnInterfaceWithInterface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everCondition.getConfigurationPh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4322ConfigA.tx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ceholderConfig.placeholder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ableTransactionManagementTests.txManagerIsResolvedCorrectlyWithTxMgmtConfigurerAndPrimary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pr14322ConfigB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1915Config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1915Config.initializeApp( Configurable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ableTransactionManagementTests.txManagerIsResolvedCorrectlyWhenMultipleManagersAre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ngleTxManagerBeanAndTxMgmtConfigurerConfig.annotationDriven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aryTxManagerAndTxMgmtConfigurerConfig.annotationDriven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aryTxManagerAndTxMgmtConfigurerConfig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ManagerConfig.tx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4322ConfigB.tx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TestBean.saveQualified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imaryMultiTxManagerConfig.txManage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aryTxManagerAndTxMgmtConfigurerConfig.prim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maryMultiTxManagerConfig.prim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TransactionManagementTests.save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ableTransactionManagementTests.transactionProxyIsCreatedWithEnableOnSupercla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ableTransactionManagementTests.txManagerIsResolvedCorrectlyWithSingleTxManagerBeanAndTxMgmt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xManagerConfig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TransactionManagementTests.transactionProxyIsCreatedWithEnableOnExcludedSupercla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ableTransactionManagementTests.spr14322FindsOnInterfaceWithCglib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ableTransactionManagementTests.spr11915TransactionManagerAsManual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nableTransactionManagementTests.proxyTypeAspectJCausesRegistrationOfAnnotationTransactionAsp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ngleTxManagerBeanAndTxMgmtConfigurerConfig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xManagerBeanAndTxMgmtConfigurerConfig.tx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4322ConfigA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TestBean.findAllFo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TransactionManagementTests.txManagerIsResolvedCorrectlyWhenMultipleManagersArePresentAndOneIsPrim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imaryMultiTxManagerConfig.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TransactionManagementTests.transactionProxyIsCreat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TxManagerConfig.annotationDriven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